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117BDC94.png" manifest:media-type="image/png"/>
  <manifest:file-entry manifest:full-path="Pictures/1000000000000556000003000421A1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cb371"/>
    </style:style>
    <style:style style:name="fr1" style:family="graphic" style:parent-style-name="Graphics">
      <style:graphic-properties style:horizontal-pos="center" style:horizontal-rel="paragraph" style:mirror="none" fo:clip="rect(2cm, 5.001cm, 0cm, 5.00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12.291cm" svg:height="8.61cm" draw:z-index="0"><draw:image xlink:href="Pictures/1000000000000556000003000421A12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paragraph" svg:width="12.291cm" svg:height="8.61cm" draw:z-index="1"><draw:image xlink:href="Pictures/100000000000055600000300117BDC94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7:50:20.274590068</meta:creation-date>
    <dc:date>2015-04-12T17:54:13.735338654</dc:date>
    <meta:editing-duration>PT3M54S</meta:editing-duration>
    <meta:editing-cycles>2</meta:editing-cycles>
    <meta:generator>LibreOffice/4.3.3.2$Linux_X86_64 LibreOffice_project/43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